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5.6515cm"/>
    </style:style>
    <style:style style:name="co2" style:family="table-column">
      <style:table-column-properties fo:break-before="auto" style:column-width="23.6855cm" style:use-optimal-column-width="true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8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Instituto Nacional de Estadistica y Censo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entificador</text:p>
          </table:table-cell>
          <table:table-cell office:value-type="string" table:style-name="ce3">
            <text:p>INEC_PDA_20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 Referencia</text:p>
          </table:table-cell>
          <table:table-cell office:value-type="string" table:style-name="ce3">
            <text:p>INEC_DIES_ENEMDU_2024_MA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</text:p>
          </table:table-cell>
          <table:table-cell office:value-type="string" table:style-name="ce3">
            <text:p>enemdu_consumidor_2024_03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scripción</text:p>
          </table:table-cell>
          <table:table-cell office:value-type="string" table:style-name="ce3">
            <text:p>La Tabla de datos de la Encuesta Nacional de Empleo, Desempleo y Subempleo - MARZO 2024, permite dar seguimiento a la evolución de las actitudes y expectativas de los consumidores.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ombre del campo</text:p>
          </table:table-cell>
          <table:table-cell office:value-type="string" table:style-name="ce5">
            <text:p>Descripción del camp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area</text:p>
          </table:table-cell>
          <table:table-cell office:value-type="string" table:style-name="ce7">
            <text:p>Are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iudad</text:p>
          </table:table-cell>
          <table:table-cell office:value-type="string" table:style-name="ce7">
            <text:p>Ciu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nglomerado</text:p>
          </table:table-cell>
          <table:table-cell office:value-type="string" table:style-name="ce7">
            <text:p>Conglomera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anelm</text:p>
          </table:table-cell>
          <table:table-cell office:value-type="string" table:style-name="ce7">
            <text:p>Panel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vienda</text:p>
          </table:table-cell>
          <table:table-cell office:value-type="string" table:style-name="ce7">
            <text:p>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hogar</text:p>
          </table:table-cell>
          <table:table-cell office:value-type="string" table:style-name="ce7">
            <text:p>Hog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01</text:p>
          </table:table-cell>
          <table:table-cell office:value-type="string" table:style-name="ce7">
            <text:p>Con relación al mes anterior, la situación económica de su hogar 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02</text:p>
          </table:table-cell>
          <table:table-cell office:value-type="string" table:style-name="ce7">
            <text:p>Cómo cree usted que será la situación económica de su hogar dentro de los próximos 3 mes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03</text:p>
          </table:table-cell>
          <table:table-cell office:value-type="string" table:style-name="ce7">
            <text:p>Con relación al mes anterior, el valor monetario (dinero) empleado en el consumo de alimentos de su hogar 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04a</text:p>
          </table:table-cell>
          <table:table-cell office:value-type="string" table:style-name="ce7">
            <text:p>En los próximos 3 meses, el valor monetario (dinero) empleado en el consumo de alimentos de su hogar será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07</text:p>
          </table:table-cell>
          <table:table-cell office:value-type="string" table:style-name="ce7">
            <text:p>Con relación al mes anterior, el consumo de su hogar en alimentos de menor calidad/ más baratos 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08a</text:p>
          </table:table-cell>
          <table:table-cell office:value-type="string" table:style-name="ce7">
            <text:p>En los próximos 3 meses, el consumo de su hogar en alimentos de menor calidad/ más baratos será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09</text:p>
          </table:table-cell>
          <table:table-cell office:value-type="string" table:style-name="ce7">
            <text:p>Con relación al mes anterior, el consumo de su hogar en entretenimiento como cine, discotecas, paseos, viajes, actividades de recreación 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10</text:p>
          </table:table-cell>
          <table:table-cell office:value-type="string" table:style-name="ce7">
            <text:p>Cómo cree usted que será el consumo de su hogar en entretenimiento dentro de los próximos 3 mes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11</text:p>
          </table:table-cell>
          <table:table-cell office:value-type="string" table:style-name="ce7">
            <text:p>Con relación al mes anterior, el consumo de su hogar en vestimenta (ropa en general) 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12</text:p>
          </table:table-cell>
          <table:table-cell office:value-type="string" table:style-name="ce7">
            <text:p>Cómo cree usted que será el consumo de su hogar en vestimenta dentro de los próximos 3 mes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13</text:p>
          </table:table-cell>
          <table:table-cell office:value-type="string" table:style-name="ce7">
            <text:p>Con relación al mes anterior, el consumo de su hogar en electrodomésticos (cocina,refrigeradora, televisor,etc.)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14</text:p>
          </table:table-cell>
          <table:table-cell office:value-type="string" table:style-name="ce7">
            <text:p>Cómo cree usted que será el consumo de su hogar en electrodomésticos dentro de los próximos 3 mes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18</text:p>
          </table:table-cell>
          <table:table-cell office:value-type="string" table:style-name="ce7">
            <text:p>Con relación al mes anterior, la situación económica del país 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19</text:p>
          </table:table-cell>
          <table:table-cell office:value-type="string" table:style-name="ce7">
            <text:p>Usted considera que durante los próximos 3 meses la situación económica del país será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20a</text:p>
          </table:table-cell>
          <table:table-cell office:value-type="string" table:style-name="ce7">
            <text:p>En los 3 meses anteriores, considera que la situación en Ecuador para encontrar/mejorar un puesto de trabajo 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21a</text:p>
          </table:table-cell>
          <table:table-cell office:value-type="string" table:style-name="ce7">
            <text:p>Considera usted que la situación en Ecuador para encontrar/mejorar un puesto de trabajo dentro de 3 meses será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strato</text:p>
          </table:table-cell>
          <table:table-cell office:value-type="string" table:style-name="ce7">
            <text:p>Estrat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xp</text:p>
          </table:table-cell>
          <table:table-cell office:value-type="string" table:style-name="ce7">
            <text:p>Factor de expans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pm</text:p>
          </table:table-cell>
          <table:table-cell office:value-type="string" table:style-name="ce7">
            <text:p>Unidad Primaria de Muestre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d_vivienda</text:p>
          </table:table-cell>
          <table:table-cell office:value-type="string" table:style-name="ce7">
            <text:p>Identificador de 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d_hogar</text:p>
          </table:table-cell>
          <table:table-cell office:value-type="string" table:style-name="ce7">
            <text:p>Identificador de hog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eriodo</text:p>
          </table:table-cell>
          <table:table-cell office:value-type="string" table:style-name="ce7">
            <text:p>Periodo</text:p>
          </table:table-cell>
          <table:table-cell table:number-columns-repeated="16382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meta:initial-creator>JP</meta:initial-creator>
    <dc:creator>INEC Mariuxi Tutin</dc:creator>
    <meta:creation-date>2020-12-02T16:57:00Z</meta:creation-date>
    <dc:date>2024-04-10T19:35:14Z</dc:date>
  </office:meta>
</office:document-meta>
</file>